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3cm"/>
    </style:style>
    <style:style style:name="gr2" style:family="graphic" style:parent-style-name="standard">
      <style:graphic-properties svg:stroke-color="#808080" draw:fill="solid" draw:fill-color="#ffffff" draw:fill-gradient-name="Gradient_20_3" draw:fill-hatch-name="Black_20_90_20_Degrees" draw:textarea-horizontal-align="center" draw:textarea-vertical-align="middle"/>
    </style:style>
    <style:style style:name="gr3" style:family="graphic" style:parent-style-name="standard">
      <style:graphic-properties svg:stroke-color="#808080" draw:fill="solid" draw:fill-color="#e6e6e6" draw:fill-gradient-name="Gradient_20_3" draw:fill-hatch-name="Black_20_90_20_Degrees"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456cm" fo:min-width="0cm"/>
    </style:style>
    <style:style style:name="gr5" style:family="graphic" style:parent-style-name="standard">
      <style:graphic-properties draw:stroke="none" svg:stroke-color="#000000" draw:fill="none" draw:fill-color="#ffffff" fo:min-height="1cm"/>
    </style:style>
    <style:style style:name="gr6" style:family="graphic" style:parent-style-name="standard">
      <style:graphic-properties draw:fill="solid" draw:fill-color="#cccccc" draw:textarea-horizontal-align="center" draw:textarea-vertical-align="middle"/>
    </style:style>
    <style:style style:name="gr7" style:family="graphic" style:parent-style-name="standard">
      <style:graphic-properties draw:stroke="dash" draw:stroke-dash="Line_20_Style_20_9" svg:stroke-width="0.05cm" svg:stroke-color="#800080" draw:marker-start-width="0.275cm" draw:marker-end-width="0.275cm" draw:fill="solid" draw:fill-color="#cccccc" draw:textarea-horizontal-align="center" draw:textarea-vertical-align="middle" fo:padding-top="0.15cm" fo:padding-bottom="0.15cm" fo:padding-left="0.275cm" fo:padding-right="0.275cm" draw:shadow="visible" draw:shadow-offset-x="0.04cm" draw:shadow-offset-y="0.04cm"/>
    </style:style>
    <style:style style:name="gr8" style:family="graphic" style:parent-style-name="standard">
      <style:graphic-properties svg:stroke-color="#800080" draw:fill="solid" draw:fill-color="#ffffff" draw:textarea-horizontal-align="center" draw:textarea-vertical-align="middle" draw:shadow="visible" draw:shadow-offset-x="0.04cm" draw:shadow-offset-y="0.04cm" draw:shadow-opacity="60%"/>
    </style:style>
    <style:style style:name="gr9" style:family="graphic" style:parent-style-name="standard">
      <style:graphic-properties draw:stroke="solid" svg:stroke-color="#800080" draw:fill="solid" draw:fill-color="#ffffff" draw:textarea-horizontal-align="center" draw:textarea-vertical-align="middle" draw:shadow="visible" draw:shadow-offset-x="0.02cm" draw:shadow-offset-y="0.02cm"/>
    </style:style>
    <style:style style:name="gr10" style:family="graphic" style:parent-style-name="standard">
      <style:graphic-properties draw:stroke="solid" svg:stroke-color="#008080" draw:fill="solid" draw:fill-color="#ffffff" draw:textarea-horizontal-align="center" draw:textarea-vertical-align="middle" draw:shadow="visible" draw:shadow-offset-x="0.02cm" draw:shadow-offset-y="0.02cm"/>
    </style:style>
    <style:style style:name="gr11" style:family="graphic" style:parent-style-name="standard">
      <style:graphic-properties draw:stroke="dash" draw:stroke-dash="Ultrafine_20_Dashed" svg:stroke-color="#008080" draw:fill="solid" draw:fill-color="#cccccc"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1.75cm" fo:min-width="0cm"/>
    </style:style>
    <style:style style:name="gr13" style:family="graphic" style:parent-style-name="standard">
      <style:graphic-properties draw:stroke="solid" svg:stroke-color="#008080" draw:fill="solid" draw:fill-color="#ffffff" draw:textarea-horizontal-align="center" draw:textarea-vertical-align="middle" draw:shadow="visible" draw:shadow-offset-x="0.02cm" draw:shadow-offset-y="0.02cm"/>
    </style:style>
    <style:style style:name="gr14" style:family="graphic" style:parent-style-name="standard">
      <style:graphic-properties svg:stroke-width="0.02cm" svg:stroke-color="#008080" draw:marker-start="Arrowheads_20_2" draw:marker-start-width="0.23cm" draw:marker-end="Arrowheads_20_2" draw:marker-end-width="0.23cm" draw:fill="solid" draw:fill-color="#cccccc" draw:textarea-horizontal-align="center" draw:textarea-vertical-align="middle" fo:padding-top="0.135cm" fo:padding-bottom="0.135cm" fo:padding-left="0.26cm" fo:padding-right="0.26cm"/>
    </style:style>
    <style:style style:name="gr15" style:family="graphic" style:parent-style-name="standard">
      <style:graphic-properties draw:stroke="solid" svg:stroke-color="#800080" draw:fill="solid" draw:fill-color="#ffffff" draw:textarea-horizontal-align="center" draw:textarea-vertical-align="middle" draw:shadow="visible" draw:shadow-offset-x="0.02cm" draw:shadow-offset-y="0.02cm"/>
    </style:style>
    <style:style style:name="gr16" style:family="graphic" style:parent-style-name="standard">
      <style:graphic-properties svg:stroke-width="0.02cm" svg:stroke-color="#800080" draw:marker-start="Arrowheads_20_2" draw:marker-start-width="0.23cm" draw:marker-end="Arrowheads_20_2" draw:marker-end-width="0.23cm" draw:fill="solid" draw:fill-color="#cccccc" draw:textarea-horizontal-align="center" draw:textarea-vertical-align="middle" fo:padding-top="0.135cm" fo:padding-bottom="0.135cm" fo:padding-left="0.26cm" fo:padding-right="0.26cm"/>
    </style:style>
    <style:style style:name="gr17" style:family="graphic" style:parent-style-name="standard">
      <style:graphic-properties draw:stroke="solid" svg:stroke-color="#dc2300" draw:fill="solid" draw:fill-color="#ffffff" draw:textarea-horizontal-align="center" draw:textarea-vertical-align="middle" draw:shadow="visible" draw:shadow-offset-x="0.02cm" draw:shadow-offset-y="0.02cm"/>
    </style:style>
    <style:style style:name="gr18" style:family="graphic" style:parent-style-name="standard">
      <style:graphic-properties draw:stroke="solid" svg:stroke-color="#dc2300" draw:fill="solid" draw:fill-color="#ffffff" draw:textarea-horizontal-align="center" draw:textarea-vertical-align="middle" draw:shadow="visible" draw:shadow-offset-x="0.02cm" draw:shadow-offset-y="0.02cm"/>
    </style:style>
    <style:style style:name="gr19" style:family="graphic" style:parent-style-name="standard">
      <style:graphic-properties svg:stroke-width="0.02cm" svg:stroke-color="#dc2300" draw:marker-start="Arrowheads_20_2" draw:marker-start-width="0.23cm" draw:marker-end="Arrowheads_20_2" draw:marker-end-width="0.23cm" draw:fill="solid" draw:fill-color="#cccccc" draw:textarea-horizontal-align="center" draw:textarea-vertical-align="middle" fo:padding-top="0.135cm" fo:padding-bottom="0.135cm" fo:padding-left="0.26cm" fo:padding-right="0.26cm"/>
    </style:style>
    <style:style style:name="gr20" style:family="graphic" style:parent-style-name="standard">
      <style:graphic-properties draw:stroke="solid" svg:stroke-color="#808080" draw:fill="solid" draw:fill-color="#ffffff" draw:textarea-horizontal-align="center" draw:textarea-vertical-align="middle" draw:shadow="visible" draw:shadow-offset-x="0.02cm" draw:shadow-offset-y="0.02cm"/>
    </style:style>
    <style:style style:name="gr21" style:family="graphic" style:parent-style-name="standard">
      <style:graphic-properties svg:stroke-width="0.02cm" svg:stroke-color="#008080" draw:marker-start="Arrowheads_20_3" draw:marker-start-width="0.23cm" draw:marker-end="" draw:marker-end-width="0.23cm" draw:fill="solid" draw:fill-color="#cccccc" draw:textarea-horizontal-align="center" draw:textarea-vertical-align="middle" fo:padding-top="0.135cm" fo:padding-bottom="0.135cm" fo:padding-left="0.26cm" fo:padding-right="0.26cm"/>
    </style:style>
    <style:style style:name="gr22" style:family="graphic" style:parent-style-name="standard">
      <style:graphic-properties svg:stroke-width="0.02cm" svg:stroke-color="#dc2300" draw:marker-start="Arrowheads_20_3" draw:marker-start-width="0.23cm" draw:marker-end="" draw:marker-end-width="0.23cm" draw:fill="solid" draw:fill-color="#cccccc" draw:textarea-horizontal-align="center" draw:textarea-vertical-align="middle" fo:padding-top="0.135cm" fo:padding-bottom="0.135cm" fo:padding-left="0.26cm" fo:padding-right="0.26cm"/>
    </style:style>
    <style:style style:name="gr23" style:family="graphic" style:parent-style-name="standard">
      <style:graphic-properties draw:stroke="dash" draw:stroke-dash="Ultrafine_20_Dashed" svg:stroke-color="#dc2300" draw:fill="solid" draw:fill-color="#cccccc" draw:textarea-horizontal-align="center" draw:textarea-vertical-align="middle"/>
    </style:style>
    <style:style style:name="P1" style:family="paragraph">
      <style:text-properties fo:font-size="10.5pt" style:font-size-asian="10.5pt" style:font-size-complex="10.5pt"/>
    </style:style>
    <style:style style:name="P2" style:family="paragraph">
      <style:paragraph-properties fo:text-align="center"/>
    </style:style>
    <style:style style:name="P3" style:family="paragraph">
      <style:text-properties fo:font-size="12pt" fo:text-shadow="1pt 1pt" fo:font-weight="bold" style:font-size-asian="12pt" style:font-weight-asian="bold" style:font-size-complex="12pt" style:font-weight-complex="bold"/>
    </style:style>
    <style:style style:name="P4" style:family="paragraph">
      <style:paragraph-properties fo:text-align="center"/>
      <style:text-properties fo:text-shadow="1pt 1pt"/>
    </style:style>
    <style:style style:name="P5" style:family="paragraph">
      <style:paragraph-properties fo:text-align="center"/>
      <style:text-properties fo:font-size="12pt" style:font-size-asian="12pt" style:font-size-complex="12pt"/>
    </style:style>
    <style:style style:name="P6" style:family="paragraph">
      <style:text-properties fo:font-size="10.5pt" fo:text-shadow="1pt 1pt" style:font-size-asian="10.5pt" style:font-size-complex="10.5pt"/>
    </style:style>
    <style:style style:name="P7" style:family="paragraph">
      <style:paragraph-properties fo:text-align="end"/>
      <style:text-properties fo:font-size="10.5pt" style:font-size-asian="10.5pt" style:font-size-complex="10.5pt"/>
    </style:style>
    <style:style style:name="T1" style:family="text">
      <style:text-properties fo:font-size="10.5pt" style:font-size-asian="10.5pt" style:font-size-complex="10.5pt"/>
    </style:style>
    <style:style style:name="T2" style:family="text">
      <style:text-properties fo:color="#dc2300" fo:font-size="10.5pt" style:font-size-asian="10.5pt" style:font-size-complex="10.5pt"/>
    </style:style>
    <style:style style:name="T3" style:family="text">
      <style:text-properties fo:font-size="12pt" fo:text-shadow="1pt 1pt" fo:font-weight="bold" style:font-size-asian="12pt" style:font-weight-asian="bold" style:font-size-complex="12pt" style:font-weight-complex="bold"/>
    </style:style>
    <style:style style:name="T4" style:family="text">
      <style:text-properties fo:text-shadow="1pt 1pt"/>
    </style:style>
    <style:style style:name="T5" style:family="text">
      <style:text-properties fo:font-size="12pt" style:font-size-asian="12pt" style:font-size-complex="12pt"/>
    </style:style>
    <style:style style:name="T6" style:family="text">
      <style:text-properties fo:font-size="10.5pt" fo:text-shadow="1pt 1pt" style:font-size-asian="10.5pt" style:font-size-complex="10.5pt"/>
    </style:style>
    <style:style style:name="T7" style:family="text">
      <style:text-properties fo:color="#800080" fo:font-size="10.5pt" style:font-size-asian="10.5pt" style:font-size-complex="10.5pt"/>
    </style:style>
    <style:style style:name="T8" style:family="text">
      <style:text-properties fo:color="#008080" fo:font-size="10.5pt" style:font-size-asian="10.5pt" style:font-size-complex="10.5pt"/>
    </style:style>
    <style:style style:name="T9" style:family="text">
      <style:text-properties fo:font-family="Arial" style:font-style-name="Regular" style:font-family-generic="swiss" style:font-pitch="variable" fo:font-size="12pt" style:font-family-asian="Arial" style:font-style-name-asian="Regular" style:font-family-generic-asian="swiss" style:font-pitch-asian="variable" style:font-size-asian="12pt" style:font-family-complex="Arial" style:font-style-name-complex="Regular" style:font-family-generic-complex="swiss" style:font-pitch-complex="variable" style:font-size-complex="12pt"/>
    </style:style>
    <style:style style:name="T10" style:family="text">
      <style:text-properties fo:font-family="Arial" style:font-family-generic="roman" style:font-pitch="variable" fo:font-size="12pt" style:font-family-asian="Arial" style:font-style-name-asian="Regular" style:font-family-generic-asian="swiss" style:font-pitch-asian="variable" style:font-size-asian="12pt" style:font-family-complex="Arial" style:font-style-name-complex="Regular" style:font-family-generic-complex="swiss" style:font-pitch-complex="variable" style:font-size-complex="12pt"/>
    </style:style>
    <text:list-style style:name="L1">
      <text:list-level-style-number text:level="1" style:num-prefix="(" style:num-suffix=")  " style:num-format="1">
        <style:list-level-properties/>
        <style:text-properties style:use-window-font-color="true" fo:font-size="100%"/>
      </text:list-level-style-number>
      <text:list-level-style-number text:level="2" style:num-prefix="(" style:num-suffix=")  " style:num-format="1">
        <style:list-level-properties text:space-before="0.6cm" text:min-label-width="0.6cm"/>
        <style:text-properties style:use-window-font-color="true" fo:font-size="100%"/>
      </text:list-level-style-number>
      <text:list-level-style-number text:level="3" style:num-prefix="(" style:num-suffix=")  " style:num-format="1">
        <style:list-level-properties text:space-before="1.2cm" text:min-label-width="0.6cm"/>
        <style:text-properties style:use-window-font-color="true" fo:font-size="100%"/>
      </text:list-level-style-number>
      <text:list-level-style-number text:level="4" style:num-prefix="(" style:num-suffix=")  " style:num-format="1">
        <style:list-level-properties text:space-before="1.8cm" text:min-label-width="0.6cm"/>
        <style:text-properties style:use-window-font-color="true" fo:font-size="100%"/>
      </text:list-level-style-number>
      <text:list-level-style-number text:level="5" style:num-prefix="(" style:num-suffix=")  " style:num-format="1">
        <style:list-level-properties text:space-before="2.4cm" text:min-label-width="0.6cm"/>
        <style:text-properties style:use-window-font-color="true" fo:font-size="100%"/>
      </text:list-level-style-number>
      <text:list-level-style-number text:level="6" style:num-prefix="(" style:num-suffix=")  " style:num-format="1">
        <style:list-level-properties text:space-before="3cm" text:min-label-width="0.6cm"/>
        <style:text-properties style:use-window-font-color="true" fo:font-size="100%"/>
      </text:list-level-style-number>
      <text:list-level-style-number text:level="7" style:num-prefix="(" style:num-suffix=")  " style:num-format="1">
        <style:list-level-properties text:space-before="3.6cm" text:min-label-width="0.6cm"/>
        <style:text-properties style:use-window-font-color="true" fo:font-size="100%"/>
      </text:list-level-style-number>
      <text:list-level-style-number text:level="8" style:num-prefix="(" style:num-suffix=")  " style:num-format="1">
        <style:list-level-properties text:space-before="4.2cm" text:min-label-width="0.6cm"/>
        <style:text-properties style:use-window-font-color="true" fo:font-size="100%"/>
      </text:list-level-style-number>
      <text:list-level-style-number text:level="9" style:num-prefix="(" style:num-suffix=")  " style:num-format="1">
        <style:list-level-properties text:space-before="4.8cm" text:min-label-width="0.6cm"/>
        <style:text-properties style:use-window-font-color="true" fo:font-size="100%"/>
      </text:list-level-style-number>
      <text:list-level-style-number text:level="10" style:num-prefix="(" style:num-suffix=")  " style:num-format="1">
        <style:list-level-properties text:space-before="5.4cm" text:min-label-width="0.6cm"/>
        <style:text-properties style:use-window-font-color="true" fo:font-size="100%"/>
      </text:list-level-style-number>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33.2cm" svg:height="5.231cm" svg:x="0.8cm" svg:y="14cm">
          <draw:text-box>
            <text:list text:style-name="L1">
              <text:list-item>
                <text:p><text:span text:style-name="T1">Switch to branch 'ftp'. This branch is used for tracking the FTP server, so first of all we need to get the branch up to date.</text:span></text:p>
              </text:list-item>
              <text:list-item>
                <text:p><text:span text:style-name="T1">Generate and download the new list. Store temporarily.</text:span></text:p>
              </text:list-item>
              <text:list-item>
                <text:p><text:span text:style-name="T1">Compare the new list to the one in the working directory.</text:span></text:p>
              </text:list-item>
              <text:list-item>
                <text:p><text:span text:style-name="T1">Download the delta of the comparison. This equals the set of changes that were made on the server since the last sync.</text:span></text:p>
              </text:list-item>
              <text:list-item>
                <text:p><text:span text:style-name="T1">Now the FTP server and the 'ftp' branch are in sync, so we can upload the new list to the server, commit the downloads and upload the new SHA1 to the server as well.</text:span></text:p>
              </text:list-item>
              <text:list-item>
                <text:p><text:span text:style-name="T1">If there were actual changes from the download, ask the user to merge the 'ftp' branch back onto the master branch. This is where the users can check what has changed and decide how to handle it. After that, the master branch contains both the changes made on the server (A) and the local changes (B).</text:span></text:p>
              </text:list-item>
              <text:list-item>
                <text:p><text:span text:style-name="T1">Upload the delta between the FTP server and the master branch. That eqals the changes made locally (B).</text:span></text:p>
              </text:list-item>
              <text:list-item>
                <text:p><text:span text:style-name="T1">Since the FTP server has been updated, we have to update the 'git' branch as well to keep them in sync. We only uploaded B, so a simple (fast-forward) merge with the master is enough, we do not need to download from the server again.</text:span></text:p>
              </text:list-item>
              <text:list-item>
                <text:p><text:span text:style-name="T1">Step 8 was a shortcut for downloading, so we still need to bring the list up to date. After that, we update the SHA1 on the server with the one from the 'ftp' branch, and everything is in sync again. </text:span></text:p>
                <text:p><text:span text:style-name="T2"/></text:p>
              </text:list-item>
            </text:list>
          </draw:text-box>
        </draw:frame>
        <draw:rect draw:style-name="gr2" draw:text-style-name="P2" draw:layer="layout" svg:width="31cm" svg:height="0.7cm" svg:x="3cm" svg:y="6.101cm">
          <text:p/>
        </draw:rect>
        <draw:rect draw:style-name="gr2" draw:text-style-name="P2" draw:layer="layout" svg:width="6.64cm" svg:height="0.7cm" svg:x="7.5cm" svg:y="8.901cm">
          <text:p/>
        </draw:rect>
        <draw:rect draw:style-name="gr2" draw:text-style-name="P2" draw:layer="layout" svg:width="31cm" svg:height="0.7cm" svg:x="3cm" svg:y="9.702cm">
          <text:p/>
        </draw:rect>
        <draw:rect draw:style-name="gr2" draw:text-style-name="P2" draw:layer="layout" svg:width="31cm" svg:height="0.7cm" svg:x="3cm" svg:y="12.502cm">
          <text:p/>
        </draw:rect>
        <draw:rect draw:style-name="gr2" draw:text-style-name="P2" draw:layer="layout" svg:width="31cm" svg:height="0.7cm" svg:x="3cm" svg:y="5.3cm">
          <text:p/>
        </draw:rect>
        <draw:rect draw:style-name="gr3" draw:text-style-name="P2" draw:layer="layout" svg:width="31cm" svg:height="1cm" svg:x="3cm" svg:y="4.2cm">
          <text:p/>
        </draw:rect>
        <draw:rect draw:style-name="gr3" draw:text-style-name="P2" draw:layer="layout" svg:width="31cm" svg:height="1cm" svg:x="3cm" svg:y="7.8cm">
          <text:p/>
        </draw:rect>
        <draw:rect draw:style-name="gr3" draw:text-style-name="P2" draw:layer="layout" svg:width="31cm" svg:height="1cm" svg:x="3cm" svg:y="11.4cm">
          <text:p/>
        </draw:rect>
        <draw:frame draw:style-name="gr4" draw:text-style-name="P3" draw:layer="layout" svg:width="1.302cm" svg:height="0.721cm" svg:x="0.8cm" svg:y="4.3cm">
          <draw:text-box>
            <text:p><text:span text:style-name="T3">FTP</text:span></text:p>
          </draw:text-box>
        </draw:frame>
        <draw:frame draw:style-name="gr4" draw:text-style-name="P3" draw:layer="layout" svg:width="1.912cm" svg:height="1.191cm" svg:x="0.801cm" svg:y="7.7cm">
          <draw:text-box>
            <text:p><text:span text:style-name="T3">branch</text:span><text:span text:style-name="T3"><text:line-break/></text:span><text:span text:style-name="T3">ftp</text:span></text:p>
          </draw:text-box>
        </draw:frame>
        <draw:frame draw:style-name="gr4" draw:text-style-name="P3" draw:layer="layout" svg:width="1.912cm" svg:height="1.191cm" svg:x="0.802cm" svg:y="11.301cm">
          <draw:text-box>
            <text:p><text:span text:style-name="T3">branch</text:span><text:span text:style-name="T3"><text:line-break/></text:span><text:span text:style-name="T3">master</text:span></text:p>
          </draw:text-box>
        </draw:frame>
        <draw:frame draw:style-name="gr5" draw:text-style-name="P4" draw:layer="layout" svg:width="33cm" svg:height="1.25cm" svg:x="1cm" svg:y="0.9cm">
          <draw:text-box>
            <text:p text:style-name="P2"><text:span text:style-name="T4">Synchronizing working directory with FTP</text:span></text:p>
          </draw:text-box>
        </draw:frame>
        <draw:line draw:style-name="gr6" draw:text-style-name="P2" draw:layer="layout" svg:x1="1cm" svg:y1="2cm" svg:x2="34cm" svg:y2="2cm">
          <text:p/>
        </draw:line>
        <draw:line draw:style-name="gr7" draw:text-style-name="P2" draw:layer="layout" svg:x1="3.5cm" svg:y1="3.7cm" svg:x2="3.5cm" svg:y2="13.5cm">
          <text:p/>
        </draw:line>
        <draw:rect draw:style-name="gr8" draw:text-style-name="P5" draw:layer="layout" svg:width="2.5cm" svg:height="1.5cm" svg:x="2.3cm" svg:y="2.5cm">
          <text:p text:style-name="P2"><text:span text:style-name="T5">everything</text:span><text:span text:style-name="T5"><text:line-break/></text:span><text:span text:style-name="T5">in sync</text:span></text:p>
        </draw:rect>
        <draw:rect draw:style-name="gr9" draw:text-style-name="P5" draw:layer="layout" svg:width="2.3cm" svg:height="0.78cm" svg:x="4.2cm" svg:y="4.3cm">
          <text:p text:style-name="P2"><text:span text:style-name="T5">change A</text:span></text:p>
        </draw:rect>
        <draw:rect draw:style-name="gr10" draw:text-style-name="P5" draw:layer="layout" svg:width="4.3cm" svg:height="0.78cm" svg:x="7.6cm" svg:y="4.3cm">
          <text:p text:style-name="P2"><text:span text:style-name="T5">generate new list (2)</text:span></text:p>
        </draw:rect>
        <draw:rect draw:style-name="gr10" draw:text-style-name="P5" draw:layer="layout" svg:width="3.3cm" svg:height="0.5cm" svg:x="9.1cm" svg:y="6.2cm">
          <text:p text:style-name="P2"><text:span text:style-name="T5">compare (3)</text:span></text:p>
        </draw:rect>
        <draw:rect draw:style-name="gr10" draw:text-style-name="P5" draw:layer="layout" svg:width="3.2cm" svg:height="0.78cm" svg:x="10.3cm" svg:y="7.9cm">
          <text:p text:style-name="P2"><text:span text:style-name="T5">download A (4)</text:span></text:p>
        </draw:rect>
        <draw:frame draw:style-name="gr4" draw:text-style-name="P6" draw:layer="layout" svg:width="2.064cm" svg:height="0.706cm" svg:x="0.8cm" svg:y="5.301cm">
          <draw:text-box>
            <text:p><text:span text:style-name="T6">SHA1.log</text:span></text:p>
          </draw:text-box>
        </draw:frame>
        <draw:frame draw:style-name="gr4" draw:text-style-name="P6" draw:layer="layout" svg:width="0.976cm" svg:height="0.706cm" svg:x="0.8cm" svg:y="9.703cm">
          <draw:text-box>
            <text:p><text:span text:style-name="T6">Git</text:span></text:p>
          </draw:text-box>
        </draw:frame>
        <draw:frame draw:style-name="gr4" draw:text-style-name="P6" draw:layer="layout" svg:width="0.976cm" svg:height="0.706cm" svg:x="0.8cm" svg:y="12.503cm">
          <draw:text-box>
            <text:p><text:span text:style-name="T6">Git</text:span></text:p>
          </draw:text-box>
        </draw:frame>
        <draw:rect draw:style-name="gr10" draw:text-style-name="P5" draw:layer="layout" svg:width="1.3cm" svg:height="0.5cm" svg:x="7.6cm" svg:y="9cm">
          <text:p text:style-name="P2"><text:span text:style-name="T5">create</text:span></text:p>
        </draw:rect>
        <draw:line draw:style-name="gr11" draw:text-style-name="P2" draw:layer="layout" svg:x1="7.6cm" svg:y1="5cm" svg:x2="7.6cm" svg:y2="9cm">
          <text:p/>
        </draw:line>
        <draw:frame draw:style-name="gr12" draw:text-style-name="P7" draw:layer="layout" svg:width="3.588cm" svg:height="2cm" svg:x="30.712cm" svg:y="14cm">
          <draw:text-box>
            <text:p text:style-name="P7"><text:span text:style-name="T7">external conditions</text:span><text:span text:style-name="T1"><text:line-break/></text:span><text:span text:style-name="T8">ftp-git down sync</text:span><text:span text:style-name="T1"><text:line-break/></text:span><text:span text:style-name="T2">git-ftp up sync</text:span></text:p>
          </draw:text-box>
        </draw:frame>
        <draw:rect draw:style-name="gr9" draw:text-style-name="P5" draw:layer="layout" svg:width="3cm" svg:height="0.5cm" svg:x="15.8cm" svg:y="9.8cm">
          <text:p text:style-name="P2"><text:span text:style-name="T5">merge (6)</text:span></text:p>
        </draw:rect>
        <draw:rect draw:style-name="gr13" draw:text-style-name="P5" draw:layer="layout" svg:width="0.6cm" svg:height="0.5cm" svg:x="9.1cm" svg:y="9cm">
          <text:p/>
        </draw:rect>
        <draw:line draw:style-name="gr14" draw:text-style-name="P2" draw:layer="layout" svg:x1="9.4cm" svg:y1="9.3cm" svg:x2="9.4cm" svg:y2="6.4cm">
          <text:p/>
        </draw:line>
        <draw:frame draw:style-name="gr4" draw:text-style-name="P6" draw:layer="layout" svg:width="2.352cm" svg:height="0.706cm" svg:x="0.8cm" svg:y="8.902cm">
          <draw:text-box>
            <text:p><text:span text:style-name="T6">ftp-git.temp</text:span></text:p>
          </draw:text-box>
        </draw:frame>
        <draw:rect draw:style-name="gr10" draw:text-style-name="P5" draw:layer="layout" svg:width="2.5cm" svg:height="0.5cm" svg:x="6cm" svg:y="9.8cm">
          <text:p text:style-name="P2"><text:span text:style-name="T5">checkout (1)</text:span></text:p>
        </draw:rect>
        <draw:rect draw:style-name="gr10" draw:text-style-name="P5" draw:layer="layout" svg:width="2.8cm" svg:height="0.5cm" svg:x="11.2cm" svg:y="9cm">
          <text:p text:style-name="P2"><text:span text:style-name="T5">update (5)</text:span></text:p>
        </draw:rect>
        <draw:rect draw:style-name="gr13" draw:text-style-name="P5" draw:layer="layout" svg:width="0.6cm" svg:height="0.5cm" svg:x="13.5cm" svg:y="6.2cm">
          <text:p/>
        </draw:rect>
        <draw:line draw:style-name="gr14" draw:text-style-name="P2" draw:layer="layout" svg:x1="13.8cm" svg:y1="6.4cm" svg:x2="13.8cm" svg:y2="9.3cm">
          <text:p/>
        </draw:line>
        <draw:rect draw:style-name="gr15" draw:text-style-name="P5" draw:layer="layout" svg:width="0.6cm" svg:height="0.5cm" svg:x="15.8cm" svg:y="12.6cm">
          <text:p/>
        </draw:rect>
        <draw:line draw:style-name="gr16" draw:text-style-name="P2" draw:layer="layout" svg:x1="16.1cm" svg:y1="10cm" svg:x2="16.1cm" svg:y2="13cm">
          <text:p/>
        </draw:line>
        <draw:rect draw:style-name="gr17" draw:text-style-name="P5" draw:layer="layout" svg:width="4.6cm" svg:height="0.78cm" svg:x="21.9cm" svg:y="11.5cm">
          <text:p text:style-name="P2"><text:span text:style-name="T5">Upload A</text:span><text:span text:style-name="T9">ΔA</text:span><text:span text:style-name="T10">B=B</text:span><text:span text:style-name="T5"> (7) <text:s text:c="3"/></text:span></text:p>
        </draw:rect>
        <draw:rect draw:style-name="gr18" draw:text-style-name="P5" draw:layer="layout" svg:width="0.6cm" svg:height="0.78cm" svg:x="25.8cm" svg:y="4.3cm">
          <text:p/>
        </draw:rect>
        <draw:line draw:style-name="gr19" draw:text-style-name="P2" draw:layer="layout" svg:x1="26.1cm" svg:y1="4.6cm" svg:x2="26.1cm" svg:y2="12cm">
          <text:p/>
        </draw:line>
        <draw:line draw:style-name="gr7" draw:text-style-name="P2" draw:layer="layout" svg:x1="33.4cm" svg:y1="4cm" svg:x2="33.4cm" svg:y2="13.5cm">
          <text:p/>
        </draw:line>
        <draw:rect draw:style-name="gr9" draw:text-style-name="P5" draw:layer="layout" svg:width="2.1cm" svg:height="0.5cm" svg:x="16.6cm" svg:y="12.6cm">
          <text:p text:style-name="P2"><text:span text:style-name="T5">commit</text:span></text:p>
        </draw:rect>
        <draw:rect draw:style-name="gr9" draw:text-style-name="P5" draw:layer="layout" svg:width="2.3cm" svg:height="0.78cm" svg:x="4.2cm" svg:y="11.5cm">
          <text:p text:style-name="P2"><text:span text:style-name="T5">change B</text:span></text:p>
        </draw:rect>
        <draw:frame draw:style-name="gr4" draw:text-style-name="P6" draw:layer="layout" svg:width="2.026cm" svg:height="0.706cm" svg:x="0.8cm" svg:y="6.102cm">
          <draw:text-box>
            <text:p><text:span text:style-name="T6">ftp-git.log</text:span></text:p>
          </draw:text-box>
        </draw:frame>
        <draw:rect draw:style-name="gr20" draw:text-style-name="P5" draw:layer="layout" svg:width="0.8cm" svg:height="0.5cm" svg:x="3.1cm" svg:y="5.4cm">
          <text:p text:style-name="P2"><text:span text:style-name="T5">#0</text:span></text:p>
        </draw:rect>
        <draw:rect draw:style-name="gr20" draw:text-style-name="P5" draw:layer="layout" svg:width="0.8cm" svg:height="0.5cm" svg:x="3.1cm" svg:y="9.8cm">
          <text:p text:style-name="P2"><text:span text:style-name="T5">#0</text:span></text:p>
        </draw:rect>
        <draw:rect draw:style-name="gr20" draw:text-style-name="P5" draw:layer="layout" svg:width="0.8cm" svg:height="0.5cm" svg:x="3.1cm" svg:y="12.6cm">
          <text:p text:style-name="P2"><text:span text:style-name="T5">#0</text:span></text:p>
        </draw:rect>
        <draw:line draw:style-name="gr7" draw:text-style-name="P2" draw:layer="layout" svg:x1="14.9cm" svg:y1="4cm" svg:x2="14.9cm" svg:y2="10.6cm">
          <text:p/>
        </draw:line>
        <draw:rect draw:style-name="gr20" draw:text-style-name="P5" draw:layer="layout" svg:width="0.8cm" svg:height="0.5cm" svg:x="14.5cm" svg:y="9.8cm">
          <text:p text:style-name="P2"><text:span text:style-name="T5">#A</text:span></text:p>
        </draw:rect>
        <draw:rect draw:style-name="gr20" draw:text-style-name="P5" draw:layer="layout" svg:width="0.8cm" svg:height="0.5cm" svg:x="14.5cm" svg:y="5.4cm">
          <text:p text:style-name="P2"><text:span text:style-name="T5">#A</text:span></text:p>
        </draw:rect>
        <draw:rect draw:style-name="gr20" draw:text-style-name="P5" draw:layer="layout" svg:width="1.2cm" svg:height="0.5cm" svg:x="19.3cm" svg:y="12.6cm">
          <text:p text:style-name="P2"><text:span text:style-name="T5">#AB</text:span></text:p>
        </draw:rect>
        <draw:rect draw:style-name="gr17" draw:text-style-name="P5" draw:layer="layout" svg:width="1.5cm" svg:height="0.5cm" svg:x="21cm" svg:y="12.6cm">
          <text:p text:style-name="P2"><text:span text:style-name="T5">diff</text:span></text:p>
        </draw:rect>
        <draw:rect draw:style-name="gr18" draw:text-style-name="P5" draw:layer="layout" svg:width="0.6cm" svg:height="0.5cm" svg:x="21cm" svg:y="5.4cm">
          <text:p/>
        </draw:rect>
        <draw:line draw:style-name="gr19" draw:text-style-name="P2" draw:layer="layout" svg:x1="21.3cm" svg:y1="5.6cm" svg:x2="21.3cm" svg:y2="13cm">
          <text:p/>
        </draw:line>
        <draw:rect draw:style-name="gr20" draw:text-style-name="P5" draw:layer="layout" svg:width="1.2cm" svg:height="0.5cm" svg:x="32.8cm" svg:y="12.6cm">
          <text:p text:style-name="P2"><text:span text:style-name="T5">#AB</text:span></text:p>
        </draw:rect>
        <draw:rect draw:style-name="gr20" draw:text-style-name="P5" draw:layer="layout" svg:width="1.2cm" svg:height="0.5cm" svg:x="32.8cm" svg:y="5.4cm">
          <text:p text:style-name="P2"><text:span text:style-name="T5">#AB</text:span></text:p>
        </draw:rect>
        <draw:rect draw:style-name="gr20" draw:text-style-name="P5" draw:layer="layout" svg:width="1.2cm" svg:height="0.5cm" svg:x="32.8cm" svg:y="9.8cm">
          <text:p text:style-name="P2"><text:span text:style-name="T5">#AB</text:span></text:p>
        </draw:rect>
        <draw:line draw:style-name="gr21" draw:text-style-name="P2" draw:layer="layout" svg:x1="14.7cm" svg:y1="6cm" svg:x2="14.7cm" svg:y2="9.8cm">
          <text:p/>
        </draw:line>
        <draw:line draw:style-name="gr22" draw:text-style-name="P2" draw:layer="layout" svg:x1="33.2cm" svg:y1="6cm" svg:x2="33.2cm" svg:y2="9.8cm">
          <text:p/>
        </draw:line>
        <draw:rect draw:style-name="gr17" draw:text-style-name="P5" draw:layer="layout" svg:width="3cm" svg:height="0.5cm" svg:x="27.1cm" svg:y="12.6cm">
          <text:p text:style-name="P2"><text:span text:style-name="T5">merge (8)</text:span></text:p>
        </draw:rect>
        <draw:rect draw:style-name="gr18" draw:text-style-name="P5" draw:layer="layout" svg:width="0.6cm" svg:height="0.5cm" svg:x="27.1cm" svg:y="9.8cm">
          <text:p/>
        </draw:rect>
        <draw:line draw:style-name="gr19" draw:text-style-name="P2" draw:layer="layout" svg:x1="27.4cm" svg:y1="10cm" svg:x2="27.4cm" svg:y2="13cm">
          <text:p/>
        </draw:line>
        <draw:rect draw:style-name="gr17" draw:text-style-name="P5" draw:layer="layout" svg:width="2.1cm" svg:height="0.5cm" svg:x="28cm" svg:y="9.8cm">
          <text:p text:style-name="P2"><text:span text:style-name="T5">commit</text:span></text:p>
        </draw:rect>
        <draw:rect draw:style-name="gr17" draw:text-style-name="P5" draw:layer="layout" svg:width="3.3cm" svg:height="0.78cm" svg:x="29cm" svg:y="4.3cm">
          <text:p text:style-name="P2"><text:span text:style-name="T5">generate list (9)</text:span></text:p>
        </draw:rect>
        <draw:rect draw:style-name="gr17" draw:text-style-name="P5" draw:layer="layout" svg:width="1.8cm" svg:height="0.5cm" svg:x="30.5cm" svg:y="6.2cm">
          <text:p text:style-name="P2"><text:span text:style-name="T5">update</text:span></text:p>
        </draw:rect>
        <draw:line draw:style-name="gr23" draw:text-style-name="P2" draw:layer="layout" svg:x1="32.3cm" svg:y1="5cm" svg:x2="32.3cm" svg:y2="6.5cm">
          <text:p/>
        </draw:line>
        <draw:rect draw:style-name="gr10" draw:text-style-name="P5" draw:layer="layout" svg:width="2.3cm" svg:height="0.5cm" svg:x="12cm" svg:y="9.8cm">
          <text:p text:style-name="P2"><text:span text:style-name="T5">commit (5)</text:span></text:p>
        </draw:rect>
        <draw:rect draw:style-name="gr8" draw:text-style-name="P5" draw:layer="layout" svg:width="3cm" svg:height="1.5cm" svg:x="13.408cm" svg:y="2.5cm">
          <text:p text:style-name="P2"><text:span text:style-name="T5">FTP and 'ftp'</text:span><text:span text:style-name="T5"><text:line-break/></text:span><text:span text:style-name="T5">branch in sync</text:span></text:p>
        </draw:rect>
        <draw:rect draw:style-name="gr8" draw:text-style-name="P5" draw:layer="layout" svg:width="2.5cm" svg:height="1.5cm" svg:x="31.5cm" svg:y="2.5cm">
          <text:p text:style-name="P2"><text:span text:style-name="T5">everything</text:span><text:span text:style-name="T5"><text:line-break/></text:span><text:span text:style-name="T5">in sync</text:span></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3" draw:display-name="Gradient 3" draw:style="radial" draw:cx="30%" draw:cy="30%" draw:start-color="#800000" draw:end-color="#ffff00" draw:start-intensity="100%" draw:end-intensity="100%" draw:border="20%"/>
    <draw:hatch draw:name="Black_20_90_20_Degrees" draw:display-name="Black 90 Degrees" draw:style="single" draw:color="#000000" draw:distance="0.102cm" draw:rotation="900"/>
    <draw:marker draw:name="Arrow" svg:viewBox="0 0 20 30" svg:d="m10 0-10 30h20z"/>
    <draw:marker draw:name="Arrowheads_20_2" draw:display-name="Arrowheads 2" svg:viewBox="0 0 1131 902" svg:d="m564 0-564 902h1131z"/>
    <draw:marker draw:name="Arrowheads_20_3" draw:display-name="Arrowheads 3" svg:viewBox="0 0 1013 1130" svg:d="m1009 1050-449-1008-22-30-29-12-34 12-21 26-449 1012-5 13v8l5 21 12 21 17 13 21 4h903l21-4 21-13 9-21 4-21v-8z"/>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5cm" fo:page-height="2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Timo Besenreuther</meta:initial-creator>
    <meta:creation-date>2010-04-11T14:00:08</meta:creation-date>
    <dc:date>2010-04-12T16:22:23</dc:date>
    <dc:creator>Timo Besenreuther</dc:creator>
    <meta:editing-duration>PT04H09M46S</meta:editing-duration>
    <meta:editing-cycles>21</meta:editing-cycles>
    <meta:generator>OpenOffice.org/3.1$Unix OpenOffice.org_project/310m19$Build-9420</meta:generator>
    <meta:document-statistic meta:object-count="68"/>
  </office:meta>
</office:document-meta>
</file>